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55cm"/>
    </style:style>
    <style:style style:name="co2" style:family="table-column">
      <style:table-column-properties fo:break-before="auto" style:column-width="3.427cm"/>
    </style:style>
    <style:style style:name="co3" style:family="table-column">
      <style:table-column-properties fo:break-before="auto" style:column-width="30.106cm"/>
    </style:style>
    <style:style style:name="co4" style:family="table-column">
      <style:table-column-properties fo:break-before="auto" style:column-width="13.938cm"/>
    </style:style>
    <style:style style:name="co5" style:family="table-column">
      <style:table-column-properties fo:break-before="auto" style:column-width="15.7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1.492cm"/>
    </style:style>
    <style:style style:name="co9" style:family="table-column">
      <style:table-column-properties fo:break-before="auto" style:column-width="30.217cm"/>
    </style:style>
    <style:style style:name="co10" style:family="table-column">
      <style:table-column-properties fo:break-before="auto" style:column-width="3.482cm"/>
    </style:style>
    <style:style style:name="co11" style:family="table-column">
      <style:table-column-properties fo:break-before="auto" style:column-width="14.049cm"/>
    </style:style>
    <style:style style:name="co12" style:family="table-column">
      <style:table-column-properties fo:break-before="auto" style:column-width="4.704cm"/>
    </style:style>
    <style:style style:name="co13" style:family="table-column">
      <style:table-column-properties fo:break-before="auto" style:column-width="15.515cm"/>
    </style:style>
    <style:style style:name="co14" style:family="table-column">
      <style:table-column-properties fo:break-before="auto" style:column-width="3.953cm"/>
    </style:style>
    <style:style style:name="co15" style:family="table-column">
      <style:table-column-properties fo:break-before="auto" style:column-width="3.074cm"/>
    </style:style>
    <style:style style:name="co16" style:family="table-column">
      <style:table-column-properties fo:break-before="auto" style:column-width="18.10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1.42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894cm" fo:break-before="auto" style:use-optimal-row-height="false"/>
    </style:style>
    <style:style style:name="ro5" style:family="table-row">
      <style:table-row-properties style:row-height="1.658cm" fo:break-before="auto" style:use-optimal-row-height="false"/>
    </style:style>
    <style:style style:name="ro6" style:family="table-row">
      <style:table-row-properties style:row-height="2.08cm" fo:break-before="auto" style:use-optimal-row-height="false"/>
    </style:style>
    <style:style style:name="ro7" style:family="table-row">
      <style:table-row-properties style:row-height="1.632cm" fo:break-before="auto" style:use-optimal-row-height="false"/>
    </style:style>
    <style:style style:name="ro8" style:family="table-row">
      <style:table-row-properties style:row-height="3.475cm" fo:break-before="auto" style:use-optimal-row-height="false"/>
    </style:style>
    <style:style style:name="ro9" style:family="table-row">
      <style:table-row-properties style:row-height="3.448cm" fo:break-before="auto" style:use-optimal-row-height="false"/>
    </style:style>
    <style:style style:name="ro10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table table:name="20161019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ce6"/>
        <table:table-row table:style-name="ro1">
          <table:table-cell table:style-name="ce1" office:value-type="string" calcext:value-type="string">
            <text:p>WP49.2 Datenarbeitung in der Paleo- und Geobiologi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ormalia, Motivation, Vorwissen, Einleit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T TIM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Remarks</text:p>
          </table:table-cell>
          <table:table-cell table:number-columns-repeated="1019"/>
        </table:table-row>
        <table:table-row table:style-name="ro1">
          <table:table-cell table:style-name="ce4" office:value-type="float" office:value="10.15" calcext:value-type="float">
            <text:p>10.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llkomen</text:p>
          </table:table-cell>
          <table:table-cell office:value-type="string" calcext:value-type="string">
            <text:p>Start of the lecture, introduction to the next part.</text:p>
          </table:table-cell>
          <table:table-cell table:number-columns-repeated="1020"/>
        </table:table-row>
        <table:table-row table:style-name="ro1">
          <table:table-cell table:style-name="ce4" office:value-type="float" office:value="10.23" calcext:value-type="float">
            <text:p>10.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f eine seite eine Karte die Name schreiben, auf die andere etwas über mich selbst.</text:p>
            <text:p>Karten kleben mit Namen gegen den Wand. Jede muss eine Karte auswählen und die Person vorstellen.</text:p>
          </table:table-cell>
          <table:table-cell office:value-type="string" calcext:value-type="string">
            <text:p>Know each other, know what they are interested in.</text:p>
          </table:table-cell>
          <table:table-cell office:value-type="string" calcext:value-type="string">
            <text:p>Karten, Pilots required.</text:p>
          </table:table-cell>
          <table:table-cell table:number-columns-repeated="1019"/>
        </table:table-row>
        <table:table-row table:style-name="ro1">
          <table:table-cell table:style-name="ce4" office:value-type="float" office:value="10.33" calcext:value-type="float">
            <text:p>10.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alierung: Wie viel weiss ich über Datenverarbeitung?</text:p>
          </table:table-cell>
          <table:table-cell office:value-type="string" calcext:value-type="string">
            <text:p>Vorkenntnisse evaluiren</text:p>
          </table:table-cell>
          <table:table-cell table:number-columns-repeated="1020"/>
        </table:table-row>
        <table:table-row table:style-name="ro1">
          <table:table-cell table:style-name="ce4" office:value-type="float" office:value="10.38" calcext:value-type="float">
            <text:p>10.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alierung: Wie viel will ich über Datenverarbeitung wissen?</text:p>
          </table:table-cell>
          <table:table-cell office:value-type="string" calcext:value-type="string">
            <text:p>Motivation evaluiren</text:p>
          </table:table-cell>
          <table:table-cell table:number-columns-repeated="1020"/>
        </table:table-row>
        <table:table-row table:style-name="ro1">
          <table:table-cell table:style-name="ce4" office:value-type="float" office:value="10.43" calcext:value-type="float">
            <text:p>10.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hritlich zuruf liste zum Wort DATEN</text:p>
          </table:table-cell>
          <table:table-cell office:value-type="string" calcext:value-type="string">
            <text:p>Vorkenntnisse evaluiren</text:p>
          </table:table-cell>
          <table:table-cell office:value-type="string" calcext:value-type="string">
            <text:p>Karten, Pilots required.</text:p>
          </table:table-cell>
          <table:table-cell table:number-columns-repeated="1019"/>
        </table:table-row>
        <table:table-row table:style-name="ro1">
          <table:table-cell table:style-name="ce4" office:value-type="float" office:value="10.47" calcext:value-type="float">
            <text:p>10.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nk-Pair-Share: Warum wollen wir uns mit Daten beschäftigen</text:p>
          </table:table-cell>
          <table:table-cell office:value-type="string" calcext:value-type="string">
            <text:p>Vorkenntnisse und Motivation evaluiren</text:p>
          </table:table-cell>
          <table:table-cell office:value-type="string" calcext:value-type="string">
            <text:p>Karten, Pilots required.</text:p>
          </table:table-cell>
          <table:table-cell table:number-columns-repeated="1019"/>
        </table:table-row>
        <table:table-row table:style-name="ro1">
          <table:table-cell table:style-name="ce4" office:value-type="float" office:value="10.52" calcext:value-type="float">
            <text:p>10.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enum Diskussion zur Thema Daten in der Geo- Paleobiologie basirend auf Cluster der Antworten</text:p>
          </table:table-cell>
          <table:table-cell office:value-type="string" calcext:value-type="string">
            <text:p>Vorkenntnisse und Motivation evaluiren, sensibilisierung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.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kapitulieren: was wir gerade gemacht haben, skalas, wunsche, etc.</text:p>
          </table:table-cell>
          <table:table-cell table:number-columns-repeated="1021"/>
        </table:table-row>
        <table:table-row table:style-name="ro1">
          <table:table-cell table:style-name="ce4" office:value-type="float" office:value="11.02" calcext:value-type="float">
            <text:p>11.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uppen arbeit: Was ist (linux, git-github, R-Rstudio, Latex-Markdown)</text:p>
          </table:table-cell>
          <table:table-cell office:value-type="string" calcext:value-type="string">
            <text:p>Get familiar with the systems and explain to the others what they are, etc.</text:p>
          </table:table-cell>
          <table:table-cell office:value-type="string" calcext:value-type="string">
            <text:p>A0 flipchart </text:p>
          </table:table-cell>
          <table:table-cell table:number-columns-repeated="1019"/>
        </table:table-row>
        <table:table-row table:style-name="ro1">
          <table:table-cell table:style-name="ce4" office:value-type="float" office:value="11.12" calcext:value-type="float">
            <text:p>11.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rze präsentations der Arbeit zu der Gruppe.</text:p>
          </table:table-cell>
          <table:table-cell table:number-columns-repeated="1021"/>
        </table:table-row>
        <table:table-row table:style-name="ro1">
          <table:table-cell table:style-name="ce4" office:value-type="float" office:value="11.17" calcext:value-type="float">
            <text:p>11.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usammenfassung von mir</text:p>
          </table:table-cell>
          <table:table-cell table:number-columns-repeated="1021"/>
        </table:table-row>
        <table:table-row table:style-name="ro1">
          <table:table-cell table:style-name="ce4" office:value-type="float" office:value="11.2" calcext:value-type="float">
            <text:p>11.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uppenpuzzle: wie kann ich diese Systeme integrieren, </text:p>
            <text:p>um eine hochwertige Datenverarbeitung zu ermöglichen</text:p>
          </table:table-cell>
          <table:table-cell office:value-type="string" calcext:value-type="string">
            <text:p>Synthese.</text:p>
          </table:table-cell>
          <table:table-cell office:value-type="string" calcext:value-type="string">
            <text:p>Mindmap</text:p>
          </table:table-cell>
          <table:table-cell table:number-columns-repeated="1019"/>
        </table:table-row>
        <table:table-row table:style-name="ro2">
          <table:table-cell table:style-name="ce4" office:value-type="float" office:value="11.3" calcext:value-type="float">
            <text:p>11.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klärung der Hausaufgabe (software installieren, kurz erklärung verschiedene software environments als kurze Referat vorbereiten)</text:p>
            <text:p>Prüfen, ob der eingener Rechner Internetverbindung (Eduroam) hat und in die online Bibliotek suche kann. Wenn nicht konfigurieren bis zum nächsten Termin</text:p>
          </table:table-cell>
          <table:table-cell table:number-columns-repeated="1021"/>
        </table:table-row>
        <table:table-row table:style-name="ro1">
          <table:table-cell table:style-name="ce4" office:value-type="float" office:value="11.4" calcext:value-type="float">
            <text:p>11.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ellen Sie sich eine Frage die sie vor eine Stunde nicht beantworten konnte. </text:p>
            <text:p>Bzzgl. diese Frage stellen Sie sich eine Frage die Sie noch nich beantworten kann, würden aber gerne.</text:p>
          </table:table-cell>
          <table:table-cell table:number-columns-repeated="1021"/>
        </table:table-row>
        <table:table-row table:style-name="ro1">
          <table:table-cell table:style-name="ce4" office:value-type="float" office:value="11.45" calcext:value-type="float">
            <text:p>11.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 feedback zur heutigen Stunde.</text:p>
          </table:table-cell>
          <table:table-cell table:number-columns-repeated="1021"/>
        </table:table-row>
        <table:table-row table:style-name="ro1">
          <table:table-cell table:style-name="ce4" office:value-type="float" office:value="11.46" calcext:value-type="float">
            <text:p>11.46</text:p>
          </table:table-cell>
          <table:table-cell table:number-columns-repeated="1023"/>
        </table:table-row>
        <table:table-row table:style-name="ro1" table:number-rows-repeated="2">
          <table:table-cell table:style-name="ce4"/>
          <table:table-cell table:number-columns-repeated="1023"/>
        </table:table-row>
        <table:table-row table:style-name="ro1">
          <table:table-cell table:style-name="Default"/>
          <table:table-cell table:style-name="ce4"/>
          <table:table-cell table:style-name="ce4" office:value-type="string" calcext:value-type="string">
            <text:p>Vorbereitung Termin 2: Archaology paper, digital paleontology paper</text:p>
          </table:table-cell>
          <table:table-cell table:number-columns-repeated="1021"/>
        </table:table-row>
        <table:table-row table:style-name="ro1" table:number-rows-repeated="11">
          <table:table-cell table:style-name="ce4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61026" table:style-name="ta1"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6" table:number-columns-repeated="1018" table:default-cell-style-name="ce6"/>
        <table:table-row table:style-name="ro3">
          <table:table-cell table:style-name="ce7" office:value-type="string" calcext:value-type="string">
            <text:p>WP49.2 Datenarbeitung in der Paleo- und Geobiologie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GNU-Linux, Latex-Markdown, R-RStudio, Git-Github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START TIME</text:p>
          </table:table-cell>
          <table:table-cell table:style-name="ce5" office:value-type="string" calcext:value-type="string">
            <text:p>Mi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AVIVA phase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3">
          <table:table-cell table:style-name="ce4" office:value-type="float" office:value="10.15" calcext:value-type="float">
            <text:p>10.15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Willkomen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4" office:value-type="float" office:value="10.16" calcext:value-type="float">
            <text:p>10.16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Warum ist für wissenschaftlern wichtig offen zu sein, transparent zu arbeiten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sibilisieren. Heutige ziele informieren</text:p>
          </table:table-cell>
          <table:table-cell table:number-columns-repeated="1019"/>
        </table:table-row>
        <table:table-row table:style-name="ro3">
          <table:table-cell table:style-name="ce4" office:value-type="float" office:value="10.18" calcext:value-type="float">
            <text:p>10.18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Ein möglicher Weg (mit leitpfaden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cap based on previous class work</text:p>
          </table:table-cell>
          <table:table-cell table:number-columns-repeated="1019"/>
        </table:table-row>
        <table:table-row table:style-name="ro3">
          <table:table-cell table:style-name="ce4" office:value-type="float" office:value="10.2" calcext:value-type="float">
            <text:p>10.20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Referat Linu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formieren</text:p>
          </table:table-cell>
          <table:table-cell office:value-type="string" calcext:value-type="string">
            <text:p>beamer</text:p>
          </table:table-cell>
          <table:table-cell table:number-columns-repeated="1018"/>
        </table:table-row>
        <table:table-row table:style-name="ro3">
          <table:table-cell table:style-name="ce4" office:value-type="float" office:value="10.28" calcext:value-type="float">
            <text:p>10.28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Zurufliste zur Frage: Wie ist Linux? Was ist Linux? Ant: Linux ist XXX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office:value-type="string" calcext:value-type="string">
            <text:p>Papier kärtchen</text:p>
          </table:table-cell>
          <table:table-cell table:number-columns-repeated="1018"/>
        </table:table-row>
        <table:table-row table:style-name="ro3">
          <table:table-cell table:style-name="ce4" office:value-type="float" office:value="10.3" calcext:value-type="float">
            <text:p>10.30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Aufkleben auf A0 blatte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table:style-name="ce3" office:value-type="string" calcext:value-type="string">
            <text:p>tape</text:p>
          </table:table-cell>
          <table:table-cell table:number-columns-repeated="1018"/>
        </table:table-row>
        <table:table-row table:style-name="ro3">
          <table:table-cell table:style-name="ce4" office:value-type="float" office:value="10.32" calcext:value-type="float">
            <text:p>10.3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flektieren: Wie kann das ich zu meinem Vorteil nutzen. Warum würde ich das (nicht) nutzen?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Auswerten</text:p>
          </table:table-cell>
          <table:table-cell table:style-name="ce3" office:value-type="string" calcext:value-type="string">
            <text:p>Zettel mit formulierte Fragen</text:p>
          </table:table-cell>
          <table:table-cell table:number-columns-repeated="1018"/>
        </table:table-row>
        <table:table-row table:style-name="ro3">
          <table:table-cell table:style-name="ce4" office:value-type="float" office:value="10.33" calcext:value-type="float">
            <text:p>10.33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Referat Latex/Markdow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formieren</text:p>
          </table:table-cell>
          <table:table-cell office:value-type="string" calcext:value-type="string">
            <text:p>beamer</text:p>
          </table:table-cell>
          <table:table-cell table:number-columns-repeated="1018"/>
        </table:table-row>
        <table:table-row table:style-name="ro3">
          <table:table-cell table:style-name="ce4" office:value-type="float" office:value="10.41" calcext:value-type="float">
            <text:p>10.41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Zurufliste zur Frage: Wie ist Latex/Markdown? Was ist Latex/Markdown? Ant: Latex/Markdown ist XXX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office:value-type="string" calcext:value-type="string">
            <text:p>Papier kärtchen</text:p>
          </table:table-cell>
          <table:table-cell table:number-columns-repeated="1018"/>
        </table:table-row>
        <table:table-row table:style-name="ro3">
          <table:table-cell table:style-name="ce4" office:value-type="float" office:value="10.43" calcext:value-type="float">
            <text:p>10.43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Aufkleben auf A0 blatte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table:style-name="ce3" office:value-type="string" calcext:value-type="string">
            <text:p>tape</text:p>
          </table:table-cell>
          <table:table-cell table:number-columns-repeated="1018"/>
        </table:table-row>
        <table:table-row table:style-name="ro3">
          <table:table-cell table:style-name="ce4" office:value-type="float" office:value="10.45" calcext:value-type="float">
            <text:p>10.45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flektieren: Wie kann das ich zu meinem Vorteil nutzen. Warum würde ich das (nicht) nutzen?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Auswerten</text:p>
          </table:table-cell>
          <table:table-cell table:style-name="ce3" office:value-type="string" calcext:value-type="string">
            <text:p>Zettel mit formulierte Fragen</text:p>
          </table:table-cell>
          <table:table-cell table:number-columns-repeated="1018"/>
        </table:table-row>
        <table:table-row table:style-name="ro3">
          <table:table-cell table:style-name="ce4" office:value-type="float" office:value="10.46" calcext:value-type="float">
            <text:p>10.46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Referat Rstudi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formieren</text:p>
          </table:table-cell>
          <table:table-cell office:value-type="string" calcext:value-type="string">
            <text:p>beamer</text:p>
          </table:table-cell>
          <table:table-cell table:number-columns-repeated="1018"/>
        </table:table-row>
        <table:table-row table:style-name="ro3">
          <table:table-cell table:style-name="ce4" office:value-type="float" office:value="10.54" calcext:value-type="float">
            <text:p>10.54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Zurufliste zur Frage: Wie ist Rstudio? Was ist RStudio? Ant: Rstudio ist XXX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office:value-type="string" calcext:value-type="string">
            <text:p>Papier kärtchen</text:p>
          </table:table-cell>
          <table:table-cell table:number-columns-repeated="1018"/>
        </table:table-row>
        <table:table-row table:style-name="ro3">
          <table:table-cell table:style-name="ce4" office:value-type="float" office:value="10.586" calcext:value-type="float">
            <text:p>10.59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Aufkleben auf A0 blatte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table:style-name="ce3" office:value-type="string" calcext:value-type="string">
            <text:p>tape</text:p>
          </table:table-cell>
          <table:table-cell table:number-columns-repeated="1018"/>
        </table:table-row>
        <table:table-row table:style-name="ro3">
          <table:table-cell table:style-name="ce4" office:value-type="float" office:value="11.01" calcext:value-type="float">
            <text:p>11.0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flektieren: Wie kann das ich zu meinem Vorteil nutzen. Warum würde ich das (nicht) nutzen?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Auswerten</text:p>
          </table:table-cell>
          <table:table-cell table:style-name="ce3" office:value-type="string" calcext:value-type="string">
            <text:p>Zettel mit formulierte Fragen</text:p>
          </table:table-cell>
          <table:table-cell table:number-columns-repeated="1018"/>
        </table:table-row>
        <table:table-row table:style-name="ro3">
          <table:table-cell table:style-name="ce4" office:value-type="float" office:value="11.02" calcext:value-type="float">
            <text:p>11.02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Referat Git/Githu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formieren</text:p>
          </table:table-cell>
          <table:table-cell office:value-type="string" calcext:value-type="string">
            <text:p>beamer</text:p>
          </table:table-cell>
          <table:table-cell table:number-columns-repeated="1018"/>
        </table:table-row>
        <table:table-row table:style-name="ro3">
          <table:table-cell table:style-name="ce4" office:value-type="float" office:value="11.1" calcext:value-type="float">
            <text:p>11.1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Zurufliste zur Frage: Wie ist Git/Github? Was ist Git/Github? Ant: Git/Github ist XXX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office:value-type="string" calcext:value-type="string">
            <text:p>Papier kärtchen</text:p>
          </table:table-cell>
          <table:table-cell table:number-columns-repeated="1018"/>
        </table:table-row>
        <table:table-row table:style-name="ro3">
          <table:table-cell table:style-name="ce4" office:value-type="float" office:value="11.12" calcext:value-type="float">
            <text:p>11.1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Aufkleben auf A0 blatte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table:style-name="ce3" office:value-type="string" calcext:value-type="string">
            <text:p>tape</text:p>
          </table:table-cell>
          <table:table-cell table:number-columns-repeated="1018"/>
        </table:table-row>
        <table:table-row table:style-name="ro3">
          <table:table-cell table:style-name="ce4" office:value-type="float" office:value="11.14" calcext:value-type="float">
            <text:p>11.14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flektieren: Wie kann das ich zu meinem Vorteil nutzen. Warum würde ich das (nicht) nutzen?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Auswerten</text:p>
          </table:table-cell>
          <table:table-cell table:style-name="ce3" office:value-type="string" calcext:value-type="string">
            <text:p>Zettel mit formulierte Fragen</text:p>
          </table:table-cell>
          <table:table-cell table:number-columns-repeated="1018"/>
        </table:table-row>
        <table:table-row table:style-name="ro3">
          <table:table-cell table:style-name="ce4" office:value-type="float" office:value="11.15" calcext:value-type="float">
            <text:p>11.15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Trinkpause</text:p>
          </table:table-cell>
          <table:table-cell table:style-name="Default" table:number-columns-repeated="3"/>
          <table:table-cell table:number-columns-repeated="1018"/>
        </table:table-row>
        <table:table-row table:style-name="ro3">
          <table:table-cell table:style-name="ce4" office:value-type="float" office:value="11.16" calcext:value-type="float">
            <text:p>11.16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Plenun interactive: Pro-kontra argumentation zu den geklärten Them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swerten</text:p>
          </table:table-cell>
          <table:table-cell office:value-type="string" calcext:value-type="string">
            <text:p>Ball</text:p>
          </table:table-cell>
          <table:table-cell table:number-columns-repeated="1018"/>
        </table:table-row>
        <table:table-row table:style-name="ro3">
          <table:table-cell table:style-name="ce4" office:value-type="float" office:value="11.22" calcext:value-type="float">
            <text:p>11.22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Beispiel: wie kann ich linux, markdown, R(Studio) und git/github benutzen um meine Arbeit transparenter zu machen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ivieren</text:p>
          </table:table-cell>
          <table:table-cell office:value-type="string" calcext:value-type="string">
            <text:p>beamer: demo CBAS project</text:p>
          </table:table-cell>
          <table:table-cell table:number-columns-repeated="1018"/>
        </table:table-row>
        <table:table-row table:style-name="ro4">
          <table:table-cell table:style-name="ce4" office:value-type="float" office:value="11.3" calcext:value-type="float">
            <text:p>11.3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Übung: Wo sind die Daten? Zu ein Thema eigener Interesse, suche Sie 5 wissentschafliche Arbeiten die zwischen 2010 und 2016 veröffentlicht wurden.</text:p>
            <text:p>Lessen Sie die Sektion Materialen und Methoden und notieren Sie, ob die Daten und Datensätze mit den Paper veröffentlicht wurden oder nicht.</text:p>
            <text:p>Wenn Ja, wo sind sie?</text:p>
            <text:p>Wenn nicht, können Sie anhand die im Paper geschriebene Beschreibung der Methodik (daten erhebung und verarbeitung) diese Forschung wiederholen?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nsibilisieren. Aktivieren</text:p>
          </table:table-cell>
          <table:table-cell office:value-type="string" calcext:value-type="string">
            <text:p>Eigener Rechner | website of library</text:p>
          </table:table-cell>
          <table:table-cell table:number-columns-repeated="1018"/>
        </table:table-row>
        <table:table-row table:style-name="ro5">
          <table:table-cell table:style-name="ce4" office:value-type="float" office:value="11.4" calcext:value-type="float">
            <text:p>11.40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Erklärung Hausaufgabe: Suchen Sie die Daten von 10 bereits veröffentlichen wissenschaftliche Arbeiten</text:p>
            <text:p>Wenn sie die Daten nicht finden können, schreiben Sie ein Email an den Corresponding Author mit der Frage:</text:p>
            <text:p>Könnte ich die Daten haben? Könnte ich sie nutzen? Wenn Ja, unter welche bediengungen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nsibilisieren. Aktivieren</text:p>
          </table:table-cell>
          <table:table-cell office:value-type="string" calcext:value-type="string">
            <text:p>Pre-written email</text:p>
          </table:table-cell>
          <table:table-cell table:number-columns-repeated="1018"/>
        </table:table-row>
        <table:table-row table:style-name="ro3">
          <table:table-cell table:style-name="ce4" office:value-type="float" office:value="11.44" calcext:value-type="float">
            <text:p>11.44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Hand feedback zur heutigen Stunde.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5"/>
          <table:table-cell table:style-name="Default"/>
          <table:table-cell table:number-columns-repeated="1021"/>
        </table:table-row>
        <table:table-row table:style-name="ro3" table:number-rows-repeated="2">
          <table:table-cell table:style-name="ce4"/>
          <table:table-cell table:number-columns-repeated="1023"/>
        </table:table-row>
        <table:table-row table:style-name="ro3">
          <table:table-cell table:number-columns-repeated="2"/>
          <table:table-cell table:style-name="ce4" office:value-type="string" calcext:value-type="string">
            <text:p>Vorbereitung Termin 3: Reproducibility crisis, Transparency, data liberation, what is reproducibility</text:p>
          </table:table-cell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161102" table:style-name="ta1">
        <table:table-column table:style-name="co1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6" table:number-columns-repeated="1019" table:default-cell-style-name="ce6"/>
        <table:table-row table:style-name="ro3">
          <table:table-cell table:style-name="ce7" office:value-type="string" calcext:value-type="string">
            <text:p>WP49.2 Datenarbeitung in der Paleo- und Geobiologie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Transparenz und wiederholbarkei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START TIME</text:p>
          </table:table-cell>
          <table:table-cell table:style-name="ce5" office:value-type="string" calcext:value-type="string">
            <text:p>Mi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AVIVA phase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3">
          <table:table-cell table:style-name="ce3" office:value-type="float" office:value="10.15" calcext:value-type="float">
            <text:p>10.15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Welcome</text:p>
          </table:table-cell>
          <table:table-cell table:number-columns-repeated="1021"/>
        </table:table-row>
        <table:table-row table:style-name="ro3">
          <table:table-cell table:style-name="ce3" office:value-type="float" office:value="10.16" calcext:value-type="float">
            <text:p>10.16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Transparenz in der Wissenschaft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kapitulieren</text:p>
          </table:table-cell>
          <table:table-cell table:number-columns-repeated="1019"/>
        </table:table-row>
        <table:table-row table:style-name="ro6">
          <table:table-cell table:style-name="ce3" office:value-type="float" office:value="10.18" calcext:value-type="float">
            <text:p>10.18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Was wollten wir machen? Hausaufgabe Kontrolle an der Tafe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arten</text:p>
          </table:table-cell>
          <table:table-cell office:value-type="string" calcext:value-type="string">
            <text:p>Each student takes a dot and indicates on an A0 sheet the fraction of papers (e.g. 3/10) with published data he/she found</text:p>
            <text:p>And the number of Corresponding Authors that answered the email</text:p>
            <text:p>Oben: Thema schreiben</text:p>
            <text:p>Unten: Name schreiben</text:p>
          </table:table-cell>
          <table:table-cell table:number-columns-repeated="1018"/>
        </table:table-row>
        <table:table-row table:style-name="ro7">
          <table:table-cell table:style-name="ce4" office:value-type="float" office:value="10.2" calcext:value-type="float">
            <text:p>10.2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enkpause: wie könnte das meine Karriere/Arbeit verhindern/schwer machen?</text:p>
            <text:p>Wie kann ich damit umgehen?</text:p>
            <text:p>Wie könnte ich das ändern?</text:p>
          </table:table-cell>
          <table:table-cell office:value-type="string" calcext:value-type="string">
            <text:p>AV</text:p>
          </table:table-cell>
          <table:table-cell/>
          <table:table-cell office:value-type="string" calcext:value-type="string">
            <text:p>Bzzgl. Unser leitfaden (Linux-&gt;RStudio-&gt;Markdown-&gt;Git)</text:p>
          </table:table-cell>
          <table:table-cell table:number-columns-repeated="1018"/>
        </table:table-row>
        <table:table-row table:style-name="ro3">
          <table:table-cell table:style-name="ce4" office:value-type="float" office:value="10.22" calcext:value-type="float">
            <text:p>10.2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Think-Pair-Share: Zu zwei auf eine Lösung sich einigen und ein Modell entwickeln um unsere Arbeit Transparent zu machen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3">
          <table:table-cell table:style-name="ce3" office:value-type="float" office:value="10.24" calcext:value-type="float">
            <text:p>10.24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Plenun interactiv: Entwickeln wir zusammen ein Model um unsere Arbeit Transparent zu machen und die wiederholtbarkeit unsere Analyzen zu förde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yntheze</text:p>
          </table:table-cell>
          <table:table-cell office:value-type="string" calcext:value-type="string">
            <text:p>A0 Blat for Model</text:p>
          </table:table-cell>
          <table:table-cell table:number-columns-repeated="1018"/>
        </table:table-row>
        <table:table-row table:style-name="ro3">
          <table:table-cell table:style-name="ce4" office:value-type="float" office:value="10.3" calcext:value-type="float">
            <text:p>10.3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hange of topic: Reproducibility</text:p>
          </table:table-cell>
          <table:table-cell table:number-columns-repeated="1021"/>
        </table:table-row>
        <table:table-row table:style-name="ro3">
          <table:table-cell table:style-name="ce4" office:value-type="float" office:value="10.31" calcext:value-type="float">
            <text:p>10.31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Video presentation: is there a reproducibility crisis?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.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3"/>
          <table:table-cell table:style-name="ce5"/>
          <table:table-cell table:number-columns-repeated="1022"/>
        </table:table-row>
        <table:table-row table:style-name="ro8">
          <table:table-cell table:style-name="ce3"/>
          <table:table-cell office:value-type="string" calcext:value-type="string">
            <text:p>Übung: Wo sind die Daten? Zu ein Thema eigener Interesse, suche Sie 10 wissentschafliche Arbeiten die zwischen 2010 und 2016 veroffentlichen wurden.</text:p>
            <text:p>Lessen Sie die Materialen und Methoden Sektion und notieren Sie, ob die Daten und Datensätze mit den Paper veroffentlichen wurden oder nicht.</text:p>
            <text:p>Wenn Ja, wo sind sie?</text:p>
            <text:p>Wenn nicht, können Sie anhand die im Paper geschriebene Beschreibung der Methodik (daten erhebung und verarbeitung) diese Forschung wiederholen?</text:p>
          </table:table-cell>
          <table:table-cell table:number-columns-repeated="1022"/>
        </table:table-row>
        <table:table-row table:style-name="ro9">
          <table:table-cell table:style-name="ce3"/>
          <table:table-cell office:value-type="string" calcext:value-type="string">
            <text:p>Erklärung Hausaufgabe: Suchen Sie die Daten von 10 bereits veroffentlichen wissenschaftliche Arbeiten?</text:p>
            <text:p>Wenn sie die Daten nicht finden können, schreiben Sie ein Email an den Corresponding Author mit der Frage:</text:p>
            <text:p>Könnte ich die Daten haben? Könnte ich sie nutzen? Wenn Ja, unter welche bediengungen</text:p>
          </table:table-cell>
          <table:table-cell table:number-columns-repeated="1022"/>
        </table:table-row>
        <table:table-row table:style-name="ro3" table:number-rows-repeated="5">
          <table:table-cell table:style-name="ce3"/>
          <table:table-cell table:number-columns-repeated="1023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_2_2" table:style-name="ta1">
        <table:table-column table:style-name="co16" table:default-cell-style-name="ce6"/>
        <table:table-column table:style-name="co6" table:number-columns-repeated="1023" table:default-cell-style-name="ce6"/>
        <table:table-row table:style-name="ro5">
          <table:table-cell table:style-name="ce7" office:value-type="string" calcext:value-type="string">
            <text:p>WP49.2 Datenarbeitung in der Paleo- und Geobiologie</text:p>
          </table:table-cell>
          <table:table-cell table:number-columns-repeated="1023"/>
        </table:table-row>
        <table:table-row table:style-name="ro10" table:number-rows-repeated="1048574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10:51:31.8354127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5:05:54.171672505</meta:creation-date>
    <dc:date>2016-08-26T14:35:56.783821300</dc:date>
    <meta:editing-duration>PT7H33M21S</meta:editing-duration>
    <meta:editing-cycles>208</meta:editing-cycles>
    <meta:generator>LibreOffice/4.3.3.2$Linux_X86_64 LibreOffice_project/430m0$Build-2</meta:generator>
    <meta:document-statistic meta:table-count="4" meta:cell-count="264" meta:object-count="0"/>
  </office:meta>
</office:document-meta>
</file>